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Lato" fo:font-size="20pt" officeooo:rsid="0020fad3" officeooo:paragraph-rsid="0020fad3" style:font-size-asian="20pt" style:font-size-complex="20pt"/>
    </style:style>
    <style:style style:name="P2" style:family="paragraph" style:parent-style-name="Standard">
      <style:text-properties style:font-name="Lato" officeooo:rsid="001e3a57" officeooo:paragraph-rsid="001e3a57"/>
    </style:style>
    <style:style style:name="P3" style:family="paragraph" style:parent-style-name="Standard">
      <style:text-properties style:font-name="Lato" officeooo:paragraph-rsid="001e3a57"/>
    </style:style>
    <style:style style:name="P4" style:family="paragraph" style:parent-style-name="Standard">
      <style:text-properties style:font-name="Lato" officeooo:rsid="002224ff" officeooo:paragraph-rsid="001e3a57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ato" officeooo:rsid="002224ff" officeooo:paragraph-rsid="002224ff"/>
    </style:style>
    <style:style style:name="P6" style:family="paragraph" style:parent-style-name="Text_20_body">
      <style:paragraph-properties fo:text-align="start" style:justify-single-word="false"/>
      <style:text-properties style:font-name="Lato" fo:font-size="12pt" officeooo:rsid="0020fad3" officeooo:paragraph-rsid="0020fad3" style:font-size-asian="10.5pt" style:font-size-complex="12pt"/>
    </style:style>
    <style:style style:name="T1" style:family="text">
      <style:text-properties officeooo:rsid="001e3a57"/>
    </style:style>
    <style:style style:name="T2" style:family="text">
      <style:text-properties officeooo:rsid="0022c0d5"/>
    </style:style>
    <style:style style:name="T3" style:family="text">
      <style:text-properties officeooo:rsid="00243d8d"/>
    </style:style>
    <style:style style:name="T4" style:family="text">
      <style:text-properties officeooo:rsid="00253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lementation of an autonomous taxi service in a multi-modal traffic </text:span></text:p>
      <text:p text:style-name="P2">scenario using MATSim</text:p>
      <text:p text:style-name="P2">SEBASTIAN HÖRL</text:p>
      <text:p text:style-name="P2">Department of Energy and Environment</text:p>
      <text:p text:style-name="P2">Chalmers University of Technology</text:p>
      <text:p text:style-name="P2"/>
      <text:p text:style-name="P1"/>
      <text:p text:style-name="P1"/>
      <text:p text:style-name="P1">Abstract</text:p>
      <text:p text:style-name="P4"/>
      <text:p text:style-name="P5">In the foreseeable future it will be possible to have self-driving cars <text:span text:style-name="T2">in the city environment</text:span>. A number of simulations have been performed to assess the impact and possibilities of autonomous vehicles, mainly seeing them as a means of public transportation. While previous studies have focused on the replacement of existing private car trips, the interplay between a newly introduced autonomous vehicle taxi service with the existing means of transport in a traffic scenario will be investigated here. </text:p>
      <text:p text:style-name="P5">The study is based on the agent-based traffic simulation framework MATSim and covers the whole process from the implementation of the transport mode, several extensions of existing MATSim assets and the simulation results.</text:p>
      <text:p text:style-name="P5">It has been found that the introduced AV<text:span text:style-name="T3">s</text:span> <text:span text:style-name="T3">are</text:span> mainly competing with established public transport services and <text:span text:style-name="T3">that</text:span> the net driven distance by cars in the network <text:span text:style-name="T3">is increased</text:span>. It is claimed that varying pricing schemes alone cannot lead to a more balanced and sustainable mode share, but <text:span text:style-name="T3">that they need to be supported</text:span> by <text:span text:style-name="T3">pinpointed </text:span>incentive <text:span text:style-name="T3">and/</text:span>or taxation <text:span text:style-name="T4">policy</text:span>.</text:p>
      <text:p text:style-name="P2"/>
      <text:p text:style-name="P1"/>
      <text:p text:style-name="P1"/>
      <text:p text:style-name="P1">Keywords</text:p>
      <text:p text:style-name="P6">autonomous, taxi, agent-based model, multi-mod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1T07:50:52.953013333</dc:date>
    <dc:creator>Sebastian Hörl</dc:creator>
    <meta:editing-duration>PT48M31S</meta:editing-duration>
    <meta:editing-cycles>9</meta:editing-cycles>
    <meta:generator>LibreOffice/5.0.6.2$Linux_X86_64 LibreOffice_project/00$Build-2</meta:generator>
    <meta:document-statistic meta:table-count="0" meta:image-count="0" meta:object-count="0" meta:page-count="1" meta:paragraph-count="11" meta:word-count="202" meta:character-count="1331" meta:non-whitespace-character-count="1138"/>
  </office:meta>
</office:document-meta>
</file>